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oa1" style:family="table">
      <style:table-properties style:width="17cm" fo:margin-left="0cm" table:align="left"/>
    </style:style>
    <style:style style:name="Táboa1.A" style:family="table-column">
      <style:table-column-properties style:column-width="8.5cm"/>
    </style:style>
    <style:style style:name="Táboa1.A1" style:family="table-cell">
      <style:table-cell-properties fo:background-color="#666666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oa1.B1" style:family="table-cell">
      <style:table-cell-properties fo:background-color="#666666" fo:padding="0.097cm" fo:border="0.5pt solid #000000" style:writing-mode="lr-tb">
        <style:background-image/>
      </style:table-cell-properties>
    </style:style>
    <style:style style:name="Tábo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oa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o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oa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text-properties fo:color="#2a6099"/>
    </style:style>
    <style:style style:name="P2" style:family="paragraph" style:parent-style-name="Footer">
      <style:paragraph-properties fo:break-before="page"/>
      <style:text-properties fo:color="#2a6099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667d7"/>
    </style:style>
    <style:style style:name="P5" style:family="paragraph" style:parent-style-name="Text_20_body">
      <style:paragraph-properties fo:text-align="justify" style:justify-single-word="false"/>
      <style:text-properties officeooo:paragraph-rsid="002511c3"/>
    </style:style>
    <style:style style:name="P6" style:family="paragraph" style:parent-style-name="Text_20_body">
      <style:text-properties fo:color="#383d3c"/>
    </style:style>
    <style:style style:name="P7" style:family="paragraph" style:parent-style-name="Text_20_body">
      <style:paragraph-properties fo:text-align="justify" style:justify-single-word="false"/>
      <style:text-properties fo:color="#2a6099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2a6099"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ff0000" style:font-name="Times New Roman" fo:font-size="14pt" style:font-size-asian="14pt" style:font-size-complex="14pt"/>
    </style:style>
    <style:style style:name="P11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  <style:text-properties officeooo:paragraph-rsid="00270483"/>
    </style:style>
    <style:style style:name="P14" style:family="paragraph" style:parent-style-name="Heading_20_1">
      <style:paragraph-properties fo:text-align="justify" style:justify-single-word="false"/>
      <style:text-properties fo:color="#2a6099" style:font-name="Liberation Sans" fo:font-size="14pt" fo:font-weight="bold" officeooo:rsid="00270483" officeooo:paragraph-rsid="00270483" style:font-name-asian="Noto Sans CJK SC" style:font-size-asian="14pt" style:font-weight-asian="bold" style:font-size-complex="14pt" style:font-weight-complex="bold"/>
    </style:style>
    <style:style style:name="P15" style:family="paragraph" style:parent-style-name="Heading_20_2">
      <style:paragraph-properties fo:text-align="justify" style:justify-single-word="false"/>
      <style:text-properties fo:color="#2a6099"/>
    </style:style>
    <style:style style:name="P16" style:family="paragraph" style:parent-style-name="Heading_20_2">
      <style:paragraph-properties fo:text-align="justify" style:justify-single-word="false"/>
      <style:text-properties fo:color="#2a6099" officeooo:paragraph-rsid="00270483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2">
      <style:paragraph-properties fo:text-align="justify" style:justify-single-word="false"/>
      <style:text-properties fo:color="#383d3c"/>
    </style:style>
    <style:style style:name="P19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 style:master-page-name="MP0">
      <style:paragraph-properties style:page-number="auto" fo:break-before="page"/>
    </style:style>
    <style:style style:name="P21" style:family="paragraph" style:parent-style-name="Text_20_body">
      <style:paragraph-properties fo:text-align="justify" style:justify-single-word="false"/>
      <style:text-properties fo:color="#2a6099" officeooo:rsid="002511c3"/>
    </style:style>
    <style:style style:name="P22" style:family="paragraph" style:parent-style-name="Text_20_body">
      <style:paragraph-properties fo:text-align="justify" style:justify-single-word="false"/>
      <style:text-properties fo:color="#2a6099" style:font-name="Times New Roman" officeooo:paragraph-rsid="002511c3"/>
    </style:style>
    <style:style style:name="P23" style:family="paragraph" style:parent-style-name="Text_20_body">
      <style:paragraph-properties fo:text-align="justify" style:justify-single-word="false"/>
      <style:text-properties fo:color="#2a6099"/>
    </style:style>
    <style:style style:name="P24" style:family="paragraph" style:parent-style-name="Text_20_body">
      <style:paragraph-properties fo:text-align="justify" style:justify-single-word="false"/>
      <style:text-properties fo:color="#2a6099" officeooo:paragraph-rsid="002511c3"/>
    </style:style>
    <style:style style:name="P25" style:family="paragraph" style:parent-style-name="Text_20_body">
      <style:paragraph-properties fo:text-align="justify" style:justify-single-word="false"/>
      <style:text-properties fo:color="#2a6099" style:font-name="Liberation Sans" fo:font-size="14pt" fo:font-weight="bold" officeooo:rsid="00270483" style:font-name-asian="Noto Sans CJK SC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color="#2a6099" style:font-name="Liberation Sans" fo:font-size="14pt" fo:font-weight="bold" officeooo:rsid="00270483" officeooo:paragraph-rsid="00270483" style:font-name-asian="Noto Sans CJK SC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color="#2a6099" officeooo:rsid="00270483" officeooo:paragraph-rsid="00270483"/>
    </style:style>
    <style:style style:name="P28" style:family="paragraph" style:parent-style-name="Text_20_body">
      <style:text-properties fo:color="#2a6099" officeooo:rsid="00270483" officeooo:paragraph-rsid="00270483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2511c3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color="#2a6099"/>
    </style:style>
    <style:style style:name="T2" style:family="text">
      <style:text-properties fo:color="#2a6099" officeooo:rsid="002511c3"/>
    </style:style>
    <style:style style:name="T3" style:family="text">
      <style:text-properties fo:color="#2a6099" style:font-name="Times New Roman" fo:font-size="14pt" fo:font-weight="bold" officeooo:rsid="002511c3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2a6099" style:font-name="Liberation Sans" fo:font-size="14pt" fo:font-weight="bold" officeooo:rsid="002511c3" style:font-name-asian="Noto Sans CJK SC" style:font-size-asian="14pt" style:font-weight-asian="bold" style:font-size-complex="14pt" style:font-weight-complex="bold"/>
    </style:style>
    <style:style style:name="T5" style:family="text">
      <style:text-properties fo:color="#2a6099" style:font-name="Liberation Sans" fo:font-size="14pt" fo:font-weight="bold" officeooo:rsid="00270483" style:font-name-asian="Noto Sans CJK SC" style:font-size-asian="14pt" style:font-weight-asian="bold" style:font-size-complex="14pt" style:font-weight-complex="bold"/>
    </style:style>
    <style:style style:name="T6" style:family="text">
      <style:text-properties fo:color="#2a6099" officeooo:rsid="00270483"/>
    </style:style>
    <style:style style:name="T7" style:family="text">
      <style:text-properties fo:color="#000000"/>
    </style:style>
    <style:style style:name="T8" style:family="text">
      <style:text-properties fo:color="#000000" fo:font-weight="bold" officeooo:rsid="0028811b" style:font-weight-asian="bold" style:font-weight-complex="bold"/>
    </style:style>
    <style:style style:name="T9" style:family="text">
      <style:text-properties fo:color="#000000" officeooo:rsid="0027b179"/>
    </style:style>
    <style:style style:name="T10" style:family="text">
      <style:text-properties fo:color="#000000" officeooo:rsid="0028811b"/>
    </style:style>
    <style:style style:name="T11" style:family="text">
      <style:text-properties fo:color="#000000" style:font-name="Times New Roman" officeooo:rsid="002907e1" style:font-name-asian="Times New Roman" style:font-name-complex="Times New Roman"/>
    </style:style>
    <style:style style:name="T12" style:family="text">
      <style:text-properties fo:color="#000000" style:font-name="Times New Roman" fo:font-weight="bold" officeooo:rsid="0028811b" style:font-name-asian="Times New Roman" style:font-weight-asian="bold" style:font-name-complex="Times New Roman" style:font-weight-complex="bold"/>
    </style:style>
    <style:style style:name="T13" style:family="text">
      <style:text-properties fo:color="#000000" officeooo:rsid="002907e1"/>
    </style:style>
    <style:style style:name="T14" style:family="text">
      <style:text-properties officeooo:rsid="002511c3"/>
    </style:style>
    <style:style style:name="T15" style:family="text">
      <style:text-properties officeooo:rsid="002704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Standard"/>
      <text:p text:style-name="Standard">Autores:</text:p>
      <text:p text:style-name="Standard"/>
      <text:p text:style-name="Standard"><text:tab/>Waziri Ajibola Lawal</text:p>
      <text:p text:style-name="Standard"><text:tab/>David Fernández González</text:p>
      <text:p text:style-name="Standard"/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Índice</text:p>
          </text:index-title>
          <text:p text:style-name="P11"><text:a xlink:type="simple" xlink:href="#__RefHeading___Toc828_2810971330" text:style-name="Index_20_Link" text:visited-style-name="Index_20_Link">1. Descripción del dataset. ¿Por qué es importante y qué pregunta/problema pretende responder?<text:tab/>2</text:a></text:p>
          <text:p text:style-name="P11"><text:a xlink:type="simple" xlink:href="#__RefHeading___Toc830_2810971330" text:style-name="Index_20_Link" text:visited-style-name="Index_20_Link">2. Integración y selección de los datos de interés a analizar<text:tab/>3</text:a></text:p>
          <text:p text:style-name="P11"><text:a xlink:type="simple" xlink:href="#__RefHeading___Toc913_2810971330" text:style-name="Index_20_Link" text:visited-style-name="Index_20_Link">3. Limpieza de datos.<text:tab/>3</text:a></text:p>
          <text:p text:style-name="P11"><text:a xlink:type="simple" xlink:href="#__RefHeading___Toc568_1106458715" text:style-name="Index_20_Link" text:visited-style-name="Index_20_Link">3.1. ¿Los datos contienen ceros o elementos vacíos? ¿Cómo gestionarías cada uno de estos casos?<text:tab/>3</text:a></text:p>
          <text:p text:style-name="P11"><text:a xlink:type="simple" xlink:href="#__RefHeading___Toc586_1106458715" text:style-name="Index_20_Link" text:visited-style-name="Index_20_Link">3.2. Identificación y tratamiento de valores extremos<text:tab/>3</text:a></text:p>
          <text:p text:style-name="P11"><text:a xlink:type="simple" xlink:href="#__RefHeading___Toc588_1106458715" text:style-name="Index_20_Link" text:visited-style-name="Index_20_Link">4. Análisis de los datos.<text:tab/>3</text:a></text:p>
          <text:p text:style-name="P11"><text:a xlink:type="simple" xlink:href="#__RefHeading___Toc590_1106458715" text:style-name="Index_20_Link" text:visited-style-name="Index_20_Link">4.1. Selección de los grupos de datos que se quieren analizar/comparar (planificación de los análisis a aplicar).<text:tab/>3</text:a></text:p>
          <text:p text:style-name="P11"><text:a xlink:type="simple" xlink:href="#__RefHeading___Toc592_1106458715" text:style-name="Index_20_Link" text:visited-style-name="Index_20_Link">4.2. Comprobación de la normalidad y homogeneidad de la varianza.<text:tab/>3</text:a></text:p>
          <text:p text:style-name="P11"><text:a xlink:type="simple" xlink:href="#__RefHeading___Toc594_1106458715" text:style-name="Index_20_Link" text:visited-style-name="Index_20_Link">4.3. Aplicación de pruebas estadísticas para comparar los grupos de datos. En función de los datos y el objetivo del estudio, aplicar pruebas de contraste de hipótesis, correlaciones, regresiones, etc. Aplicar al menos tres métodos de análisis diferentes.<text:tab/>4</text:a></text:p>
          <text:p text:style-name="P11"><text:a xlink:type="simple" xlink:href="#__RefHeading___Toc596_1106458715" text:style-name="Index_20_Link" text:visited-style-name="Index_20_Link">5. Representación de los resultados a partir de tablas y gráficas.<text:tab/>4</text:a></text:p>
          <text:p text:style-name="P11"><text:a xlink:type="simple" xlink:href="#__RefHeading___Toc598_1106458715" text:style-name="Index_20_Link" text:visited-style-name="Index_20_Link">6. Resolución del problema. A partir de los resultados obtenidos, ¿cuáles son las conclusiones? ¿Los resultados permiten responder al problema?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h text:style-name="P12" text:outline-level="1"><text:bookmark-start text:name="__RefHeading___Toc828_2810971330"/><text:soft-page-break/><text:span text:style-name="Default_20_Paragraph_20_Font"><text:span text:style-name="T1">1. </text:span></text:span><text:span text:style-name="Default_20_Paragraph_20_Font"><text:span text:style-name="T3">Descripción del dataset. <text:s/>¿Por qué es importante y qué pregunta/problema pretende responder?</text:span></text:span><text:bookmark-end text:name="__RefHeading___Toc828_2810971330"/></text:h>
      <text:p text:style-name="P5"><text:span text:style-name="Default_20_Paragraph_20_Font"><text:span text:style-name="T1"/></text:span></text:p>
      <text:p text:style-name="P5"><text:span text:style-name="Default_20_Paragraph_20_Font"><text:span text:style-name="T1"><text:tab/></text:span></text:span><text:span text:style-name="Default_20_Paragraph_20_Font"><text:span text:style-name="T9">El conjunto de datos para el análisis se ha obtenido en </text:span></text:span><text:a xlink:type="simple" xlink:href="https://www.kaggle.com/uciml/red-wine-quality-cortez-et-al-2009" text:style-name="Internet_20_link" text:visited-style-name="Visited_20_Internet_20_Link"><text:span text:style-name="Default_20_Paragraph_20_Font">Kaggle</text:span></text:a><text:span text:style-name="Default_20_Paragraph_20_Font"><text:span text:style-name="T9">. </text:span></text:span><text:span text:style-name="Default_20_Paragraph_20_Font"><text:span text:style-name="T10">El dataset está relacionado con las variantes de vino rojo del tipo “Vinho Verde”. Debido a restricciones de seguridad y logística, se han excluído datos relativos a tipo de uvo, marca, precio de venta, etc.</text:span></text:span></text:p>
      <text:p text:style-name="P5"><text:span text:style-name="Default_20_Paragraph_20_Font"><text:span text:style-name="T10"/></text:span></text:p>
      <text:p text:style-name="P3"><text:span text:style-name="Default_20_Paragraph_20_Font"><text:span text:style-name="T7"><text:tab/></text:span></text:span><text:span text:style-name="Default_20_Paragraph_20_Font"><text:span text:style-name="T10">El conjunto de dataset se compone de los siguientes campos:</text:span></text:span></text:p>
      <text:p text:style-name="P3"><text:span text:style-name="Default_20_Paragraph_20_Font"><text:span text:style-name="T10"/></text:span></text:p>
      <text:list xml:id="list1810146646" text:style-name="L1">
        <text:list-item>
          <text:p text:style-name="P31"><text:span text:style-name="Default_20_Paragraph_20_Font"><text:span text:style-name="T8">fixed acidity:</text:span></text:span><text:span text:style-name="Default_20_Paragraph_20_Font"><text:span text:style-name="T10"> la mayoría de los ácidos involucrados con el vino o fijos o no volátiles (no se evaporan fácilmente).</text:span></text:span></text:p>
        </text:list-item>
        <text:list-item>
          <text:p text:style-name="P31"><text:span text:style-name="Default_20_Paragraph_20_Font"><text:span text:style-name="T8">volatile acidity:</text:span></text:span><text:span text:style-name="Default_20_Paragraph_20_Font"><text:span text:style-name="T10"> la cantidad de ácido acético en el vino, que en niveles demasiado altos puede producir un desagradable sabor a vinagre.</text:span></text:span></text:p>
        </text:list-item>
        <text:list-item>
          <text:p text:style-name="P31"><text:span text:style-name="Default_20_Paragraph_20_Font"><text:span text:style-name="T8">citric acid:</text:span></text:span><text:span text:style-name="Default_20_Paragraph_20_Font"><text:span text:style-name="T10"> encontrado en pequeñas cantidades, el ácido cítrico puede añadir "frescura" y sabor a los vinos.</text:span></text:span></text:p>
        </text:list-item>
        <text:list-item>
          <text:p text:style-name="P31"><text:span text:style-name="Default_20_Paragraph_20_Font"><text:span text:style-name="T8">residual sugar: </text:span></text:span><text:span text:style-name="Default_20_Paragraph_20_Font"><text:span text:style-name="T10">la cantidad de azúcar que queda después de que la fermentación se </text:span></text:span><text:span text:style-name="Default_20_Paragraph_20_Font"><text:span text:style-name="T11">detenga</text:span></text:span><text:span text:style-name="Default_20_Paragraph_20_Font"><text:span text:style-name="T10">, es raro encontrar vinos con menos de 1 gramo/litro y los vinos con más de 45 gramos/litro se consideran dulces.</text:span></text:span></text:p>
        </text:list-item>
        <text:list-item>
          <text:p text:style-name="P31"><text:span text:style-name="Default_20_Paragraph_20_Font"><text:span text:style-name="T8">chlorides:</text:span></text:span><text:span text:style-name="Default_20_Paragraph_20_Font"><text:span text:style-name="T10"> la cantidad de sal en el vino.</text:span></text:span></text:p>
        </text:list-item>
        <text:list-item>
          <text:p text:style-name="P31"><text:span text:style-name="Default_20_Paragraph_20_Font"><text:span text:style-name="T8">free sulfur dioxide: </text:span></text:span><text:span text:style-name="Default_20_Paragraph_20_Font"><text:span text:style-name="T10">la forma libre de SO2 </text:span></text:span><text:span text:style-name="Default_20_Paragraph_20_Font"><text:span text:style-name="T13">que </text:span></text:span><text:span text:style-name="Default_20_Paragraph_20_Font"><text:span text:style-name="T10">existe en equilibrio entre el SO2 molecular (como gas disuelto) y el ión bisulfito; impide el crecimiento microbiano y la oxidación del vino.</text:span></text:span></text:p>
        </text:list-item>
        <text:list-item>
          <text:p text:style-name="P31"><text:span text:style-name="Default_20_Paragraph_20_Font"><text:span text:style-name="T8">total sulfur dioxide:</text:span></text:span><text:span text:style-name="Default_20_Paragraph_20_Font"><text:span text:style-name="T10"> cantidad de formas libres y ligadas de S02; en bajas concentraciones, el SO2 es en su mayoría indetectable en el vino, pero en concentraciones de SO2 libre superiores a 50 ppm, el SO2 se hace evidente en la nariz y el sabor del vino.</text:span></text:span></text:p>
        </text:list-item>
        <text:list-item>
          <text:p text:style-name="P31"><text:span text:style-name="Default_20_Paragraph_20_Font"><text:span text:style-name="T8">density:</text:span></text:span><text:span text:style-name="Default_20_Paragraph_20_Font"><text:span text:style-name="T10"> la densidad del vino se acerca a la del agua dependiendo del porcentaje de alcohol y del contenido de azúcar.</text:span></text:span></text:p>
        </text:list-item>
        <text:list-item>
          <text:p text:style-name="P31"><text:span text:style-name="Default_20_Paragraph_20_Font"><text:span text:style-name="T12">PH</text:span></text:span><text:span text:style-name="Default_20_Paragraph_20_Font"><text:span text:style-name="T8">:</text:span></text:span><text:span text:style-name="Default_20_Paragraph_20_Font"><text:span text:style-name="T10"> describe cuán ácido o básico es un vino en una escala de 0 (muy ácido) a 14 (muy básico); la mayoría de los vinos están entre 3 y 4 en la escala de pH.</text:span></text:span></text:p>
        </text:list-item>
        <text:list-item>
          <text:p text:style-name="P31"><text:span text:style-name="Default_20_Paragraph_20_Font"><text:span text:style-name="T8">sulphates:</text:span></text:span><text:span text:style-name="Default_20_Paragraph_20_Font"><text:span text:style-name="T10"> un aditivo para el vino que puede contribuir a los niveles de dióxido de azufre (S02), que actúa como antimicrobiano y antioxidante.</text:span></text:span></text:p>
        </text:list-item>
        <text:list-item>
          <text:p text:style-name="P31"><text:span text:style-name="Default_20_Paragraph_20_Font"><text:span text:style-name="T8">alcohol: </text:span></text:span><text:span text:style-name="Default_20_Paragraph_20_Font"><text:span text:style-name="T10">el porcentaje de contenido de alcohol del vino.</text:span></text:span></text:p>
        </text:list-item>
        <text:list-item>
          <text:p text:style-name="P31"><text:span text:style-name="Default_20_Paragraph_20_Font"><text:span text:style-name="T8">quality:</text:span></text:span><text:span text:style-name="Default_20_Paragraph_20_Font"><text:span text:style-name="T10"> variable de salida (basada en datos sensoriales, puntuación entre 0 y 10).</text:span></text:span></text:p>
        </text:list-item>
      </text:list>
      <text:p text:style-name="P3"><text:span text:style-name="Default_20_Paragraph_20_Font"><text:span text:style-name="T10"/></text:span></text:p>
      <text:p text:style-name="P3"><text:soft-page-break/><text:span text:style-name="Default_20_Paragraph_20_Font"><text:span text:style-name="T10"/></text:span></text:p>
      <text:p text:style-name="P3"><text:span text:style-name="Default_20_Paragraph_20_Font"><text:span text:style-name="T10"><text:tab/></text:span></text:span><text:span text:style-name="Default_20_Paragraph_20_Font"><text:span text:style-name="T13">El objetuvo principal es encontrar que variables ofrecen más información sobre la calidad del vino. También intentaremos hacer predicciones de la calidad de un vino, y comprobar si se corresponde con su calidad real.</text:span></text:span></text:p>
      <text:p text:style-name="P3"><text:span text:style-name="Default_20_Paragraph_20_Font"><text:span text:style-name="T10"/></text:span></text:p>
      <text:p text:style-name="P3"><text:span text:style-name="Default_20_Paragraph_20_Font"><text:span text:style-name="T10"/></text:span></text:p>
      <text:h text:style-name="P12" text:outline-level="1"><text:bookmark-start text:name="__RefHeading___Toc830_2810971330"/><text:span text:style-name="T1">2. </text:span><text:span text:style-name="T3">Integración y selección de los datos de interés a analizar</text:span><text:bookmark-end text:name="__RefHeading___Toc830_2810971330"/></text:h>
      <text:p text:style-name="P4"><text:tab/></text:p>
      <text:p text:style-name="P4"/>
      <text:p text:style-name="P3"><text:tab/></text:p>
      <text:p text:style-name="P3"/>
      <text:p text:style-name="P3"/>
      <text:h text:style-name="P12" text:outline-level="1"><text:bookmark-start text:name="__RefHeading___Toc913_2810971330"/><text:span text:style-name="T1">3.</text:span> <text:span text:style-name="T2">Limpieza de datos.</text:span><text:bookmark-end text:name="__RefHeading___Toc913_2810971330"/></text:h>
      <text:p text:style-name="P21"/>
      <text:h text:style-name="P15" text:outline-level="2"><text:bookmark-start text:name="__RefHeading___Toc568_1106458715"/>3.1. ¿Los datos <text:s/><text:span text:style-name="T14">contienen ceros o elementos vacíos? ¿Cómo gestionarías cada uno de estos casos?</text:span><text:bookmark-end text:name="__RefHeading___Toc568_1106458715"/></text:h>
      <text:p text:style-name="P22"/>
      <text:h text:style-name="P17" text:outline-level="2"><text:bookmark-start text:name="__RefHeading___Toc586_1106458715"/><text:span text:style-name="T1">3.</text:span><text:span text:style-name="T2">2.</text:span><text:span text:style-name="T1"> </text:span><text:span text:style-name="T4">Identificación y tratamiento de valores extremos</text:span><text:bookmark-end text:name="__RefHeading___Toc586_1106458715"/></text:h>
      <text:p text:style-name="P24"/>
      <text:h text:style-name="P12" text:outline-level="1"><text:bookmark-start text:name="__RefHeading___Toc588_1106458715"/><text:span text:style-name="T6">4</text:span><text:span text:style-name="T1">.</text:span> <text:span text:style-name="T5">Análisis de los datos.</text:span><text:bookmark-end text:name="__RefHeading___Toc588_1106458715"/></text:h>
      <text:p text:style-name="P25"/>
      <text:h text:style-name="P15" text:outline-level="2"><text:bookmark-start text:name="__RefHeading___Toc590_1106458715"/><text:span text:style-name="T15">4</text:span>.1. <text:s/>Selección de los grupos de datos que se quieren analizar/comparar (planificación de los análisis a aplicar).<text:bookmark-end text:name="__RefHeading___Toc590_1106458715"/></text:h>
      <text:p text:style-name="P7"/>
      <text:h text:style-name="P16" text:outline-level="2"><text:bookmark-start text:name="__RefHeading___Toc592_1106458715"/><text:span text:style-name="T15">4</text:span>.<text:span text:style-name="T15">2. Comprobación de la normalidad y homogeneidad de la varianza.</text:span><text:bookmark-end text:name="__RefHeading___Toc592_1106458715"/></text:h>
      <text:p text:style-name="P27"/>
      <text:p text:style-name="P28"/>
      <text:p text:style-name="Text_20_body"/>
      <text:h text:style-name="P16" text:outline-level="2"><text:bookmark-start text:name="__RefHeading___Toc594_1106458715"/><text:soft-page-break/><text:span text:style-name="T15">4</text:span>.<text:span text:style-name="T15">3. Aplicación de pruebas estadísticas para comparar los grupos de datos. En función de los datos y el objetivo del estudio, aplicar pruebas de contraste de hipótesis, correlaciones, regresiones, etc. Aplicar al menos tres métodos de análisis diferentes.</text:span><text:bookmark-end text:name="__RefHeading___Toc594_1106458715"/></text:h>
      <text:p text:style-name="P27"/>
      <text:p text:style-name="P27"/>
      <text:p text:style-name="P3"/>
      <text:h text:style-name="P13" text:outline-level="1"><text:bookmark-start text:name="__RefHeading___Toc596_1106458715"/><text:span text:style-name="T6">5</text:span><text:span text:style-name="T1">.</text:span> <text:span text:style-name="T5">Representación de los resultados a partir de tablas y gráficas.</text:span><text:bookmark-end text:name="__RefHeading___Toc596_1106458715"/></text:h>
      <text:p text:style-name="P26"/>
      <text:p text:style-name="P26"/>
      <text:h text:style-name="P14" text:outline-level="1"><text:bookmark-start text:name="__RefHeading___Toc598_1106458715"/>6. Resolución del problema. A partir de los resultados obtenidos, ¿cuáles son las conclusiones? ¿Los resultados permiten responder al problema?<text:bookmark-end text:name="__RefHeading___Toc598_1106458715"/></text:h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2"/>
      <text:p text:style-name="P3"><text:span text:style-name="Default_20_Paragraph_20_Font"><text:span text:style-name="T1"/></text:span></text:p>
      <text:p text:style-name="P7"/>
      <text:h text:style-name="P18" text:outline-level="2"><text:soft-page-break/></text:h>
      <text:p text:style-name="P6"/>
      <table:table table:name="Táboa1" table:style-name="Táboa1">
        <table:table-column table:style-name="Táboa1.A" table:number-columns-repeated="2"/>
        <table:table-row>
          <table:table-cell table:style-name="Táboa1.A1" office:value-type="string">
            <text:p text:style-name="P8">Contribuciones</text:p>
          </table:table-cell>
          <table:table-cell table:style-name="Táboa1.B1" office:value-type="string">
            <text:p text:style-name="P8">Firmas</text:p>
          </table:table-cell>
        </table:table-row>
        <table:table-row>
          <table:table-cell table:style-name="Táboa1.A2" office:value-type="string">
            <text:p text:style-name="P9">Investigación previa</text:p>
          </table:table-cell>
          <table:table-cell table:style-name="Táboa1.B2" office:value-type="string">
            <text:p text:style-name="P10">WAjibolaL,DFdezGlez</text:p>
          </table:table-cell>
        </table:table-row>
        <table:table-row>
          <table:table-cell table:style-name="Táboa1.A3" office:value-type="string">
            <text:p text:style-name="P9">Redacción de las respuestas</text:p>
          </table:table-cell>
          <table:table-cell table:style-name="Táboa1.B3" office:value-type="string">
            <text:p text:style-name="P10">WAjibolaL,DFdezGlez</text:p>
          </table:table-cell>
        </table:table-row>
        <table:table-row>
          <table:table-cell table:style-name="Táboa1.A4" office:value-type="string">
            <text:p text:style-name="P9">Desarrollo código</text:p>
          </table:table-cell>
          <table:table-cell table:style-name="Táboa1.B4" office:value-type="string">
            <text:p text:style-name="P10">WAjibolaL,DFdezGlez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Footer" style:family="paragraph" style:parent-style-name="Header_20_and_20_Footer" style:class="extra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2a6099"/>
    </style:style>
    <style:style style:name="MP2" style:family="paragraph" style:parent-style-name="Footer">
      <style:paragraph-properties fo:break-before="page"/>
      <style:text-properties fo:color="#2a6099"/>
    </style:style>
    <style:style style:name="MT1" style:family="text">
      <style:text-properties fo:color="#2a6099"/>
    </style:style>
    <style:style style:name="MT2" style:family="text">
      <style:text-properties fo:color="#2a6099" officeooo:rsid="002511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Práctica </text:span></text:span><text:span text:style-name="Default_20_Paragraph_20_Font"><text:span text:style-name="MT2">2</text:span></text:span><text:span text:style-name="Default_20_Paragraph_20_Font"><text:span text:style-name="MT1"> M2.851 - Tipología y ciclo de vida de los datos</text:span></text:span></text:p>
      </style:header>
      <style:footer>
        <text:p text:style-name="MP1"/>
        <text:p text:style-name="MP2"/>
        <text:p text:style-name="Footer"><text:span text:style-name="Default_20_Paragraph_20_Font"><text:span text:style-name="MT1">Página </text:span></text:span><text:span text:style-name="Default_20_Paragraph_20_Font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1-08T19:10:00Z</meta:creation-date>
    <dc:date>2021-01-04T15:42:09.551205384</dc:date>
    <meta:editing-cycles>32</meta:editing-cycles>
    <meta:editing-duration>PT9H59M17S</meta:editing-duration>
    <meta:document-statistic meta:table-count="1" meta:image-count="0" meta:object-count="0" meta:page-count="5" meta:paragraph-count="53" meta:word-count="733" meta:character-count="4440" meta:non-whitespace-character-count="3760"/>
    <meta:template xlink:type="simple" xlink:actuate="onRequest" xlink:title="" xlink:href="Normal.dotm"/>
  </office:meta>
</office:document-meta>
</file>